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D25846D1A2D1E5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rsid="002818bb" officeooo:paragraph-rsid="002818bb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paragraph-rsid="001ee474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able_20_Contents">
      <style:paragraph-properties fo:text-align="start" style:justify-single-word="false"/>
      <style:text-properties officeooo:rsid="002aeff2" officeooo:paragraph-rsid="00442a17"/>
    </style:style>
    <style:style style:name="P24" style:family="paragraph" style:parent-style-name="Table_20_Contents">
      <style:paragraph-properties fo:text-align="start" style:justify-single-word="false"/>
      <style:text-properties officeooo:paragraph-rsid="00442a17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19c85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aeff2"/>
    </style:style>
    <style:style style:name="T21" style:family="text">
      <style:text-properties officeooo:rsid="00388158"/>
    </style:style>
    <style:style style:name="T22" style:family="text">
      <style:text-properties officeooo:rsid="003f9d66"/>
    </style:style>
    <style:style style:name="T23" style:family="text">
      <style:text-properties officeooo:rsid="00419c8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2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24"><text:span text:style-name="T7">Česká pirátská strana, </text:span>organizační složka: <text:span text:style-name="T17">Personální odbor</text:span></text:p>
            <text:p text:style-name="P24">z<text:span text:style-name="T16">a</text:span>st<text:span text:style-name="T16">o</text:span>up<text:span text:style-name="T16">ena</text:span>: <text:span text:style-name="T20">Bc. Jana Rohová, jana.rohova@pirati.cz, vedoucí</text:span></text:p>
            <text:p text:style-name="P23">v.z. Vladislav Tobias Esner, tobias.esner@pirati.cz, pověřen vedoucí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20">Daniela Bílá <text:s/>ročník: 1970 bydliště: <text:s/>36009 Karlovy Vary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19">Krajský koordinátor dobrovolníků pro <text:span text:style-name="T22">Karlovarský</text:span> kraj, <text:span text:style-name="T22">administrativní činnosti</text:span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1">5</text:span>h <text:span text:style-name="T17">týdně </text:span>(slovy: <text:span text:style-name="T23">pětt</text:span>hodin), <text:span text:style-name="T23">max 300hodin/rok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3">2.700</text:span> Kč měsíčně </text:p>
            <text:p text:style-name="P16">• úkolová odměna: až <text:span text:style-name="T23">2.</text:span>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18">Od 01-01-2018 do 31-12-2018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19">01.01.2018</text:span></text:p>
      <text:p text:style-name="P7">Za zadavatele: <text:tab/><text:tab/><text:tab/>Za dodavatele: </text:p>
      <text:p text:style-name="P10"><text:span text:style-name="T13">Vladislav Tobias Esner</text:span><text:span text:style-name="T14"><text:tab/><text:tab/></text:span><text:span text:style-name="T15">Daniela Bílá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D25846D1A2D1E5E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03T11:19:44.583959858</dc:date>
    <meta:editing-cycles>127</meta:editing-cycles>
    <meta:editing-duration>P24DT13H51M10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96" meta:character-count="1458" meta:non-whitespace-character-count="1280"/>
    <meta:user-defined meta:name="Informace 1"/>
    <meta:user-defined meta:name="Informace 2"/>
    <meta:user-defined meta:name="Informace 3"/>
    <meta:user-defined meta:name="Informace 4"/>
  </office:meta>
</office:document-meta>
</file>